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9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Buchungseingang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style-name="ce5"/>
          <table:table-cell office:value-type="date" office:date-value="2016-07-08T00:00:00" table:style-name="ce6">
            <text:p>0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evtl. interessiert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office:value-type="date" office:date-value="2016-06-02T00:00:00" table:style-name="ce6">
            <text:p>02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03T00:00:00" table:style-name="ce6">
            <text:p>03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2T00:00:00" table:style-name="ce6">
            <text:p>12.06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style-name="ce5"/>
          <table:table-cell table:style-name="ce4"/>
          <table:table-cell table:number-columns-repeated="16373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style-name="ce5"/>
          <table:table-cell table:style-name="ce4"/>
          <table:table-cell table:number-columns-repeated="16373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6-21T00:00:00" table:style-name="ce6">
            <text:p>21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style-name="ce5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style-name="ce4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style-name="ce4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üdiger</text:p>
          </table:table-cell>
          <table:table-cell office:value-type="string" table:style-name="ce4">
            <text:p>Raabe</text:p>
          </table:table-cell>
          <table:table-cell table:number-columns-repeated="3" table:style-name="ce4"/>
          <table:table-cell office:value-type="string" table:style-name="ce4">
            <text:p>ruediger.raabe@t-online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Reservierung 1 Platz im DZ</text:p>
          </table:table-cell>
          <table:table-cell table:style-name="ce4"/>
          <table:table-cell office:value-type="date" office:date-value="2016-07-24T00:00:00" table:style-name="ce6">
            <text:p>2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style-name="ce4"/>
          <table:table-cell office:value-type="date" office:date-value="2016-07-28T00:00:00" table:style-name="ce6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style-name="ce4"/>
          <table:table-cell office:value-type="date" office:date-value="2016-07-28T00:00:00" table:style-name="ce6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style-name="ce4"/>
          <table:table-cell office:value-type="date" office:date-value="2016-07-29T00:00:00" table:style-name="ce6">
            <text:p>29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style-name="ce4"/>
          <table:table-cell office:value-type="date" office:date-value="2016-08-09T00:00:00" table:style-name="ce6">
            <text:p>09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office:value-type="date" office:date-value="2016-08-26T00:00:00" table:style-name="ce6">
            <text:p>26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31T00:00:00" table:style-name="ce6">
            <text:p>31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8T00:00:00" table:style-name="ce6">
            <text:p>28.08.2016</text:p>
          </table:table-cell>
          <table:table-cell table:number-columns-repeated="16373"/>
        </table:table-row>
        <table:table-row table:number-rows-repeated="1048536" table:style-name="ro3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8-31T06:44:33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